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nitTask.setThread( boolean 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addConfiguredRedirector( RedirectorElement redirector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nitTask.addExclude( NamedEleme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addEnv( Environment . Variable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setConfig( Fil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setXmlOut( Fil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Element.set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nitTask.setNoshadow( boolean nosha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NUni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addTestAssembly( NamedEleme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setOut( Fil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addInclude( NamedEleme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setTransform( File trans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setVm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UnitTask.execut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NUnitTask.setFixture( String fix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setLabels( boolean 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setError( File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setFailOnErr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nitTask.setError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